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ToStringHttpMessageConverterTests.defaultCharse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ToStringHttpMessageConverterTests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bjectToStringHttpMessageConvert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jectToStringHttpMessageConverterTests.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ToStringHttpMessageConverterTests.writeUtf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ToStringHttpMessageConverterTests.testConversionService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ToStringHttpMessageConverterTests.writeAccep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ToStringHttpMessageConverterTests.writeAcceptCharsetTurned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ToStringHttpMessageConverterTests.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bjectToStringHttpMessageConvert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bjectToStringHttpMessageConver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